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normal" style:font-weight-asian="normal" style:font-weight-complex="normal" style:text-underline-style="none" style:text-und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text-underline-style="solid" style:text-underline-width="auto" style:text-underline-color="font-color" style:font-weight-asian="bold" style:font-weight-complex="bold"/>
    </style:style>
    <style:style style:name="T7" style:family="text">
      <style:text-properties style:font-name="Liberation Sans" fo:font-size="10pt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underline-style="none" style:text-underline-color="font-color" style:font-weight-asian="normal" style:font-weight-complex="normal"/>
    </style:style>
    <style:style style:name="T8" style:family="text">
      <style:text-properties fo:font-weight="bold" style:font-weight-asian="bold" style:font-weight-complex="bold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 table:number-columns-spanned="3" table:number-rows-spanned="1">
            <text:p>TERCERA FORMA NORMAL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 table:number-columns-spanned="4" table:number-rows-spanned="1">
            <text:p>PERSONA (<text:span text:style-name="T1">CI</text:span>, Nombre, Apellido, FechNac,Contacto)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SOCIO (<text:span text:style-name="T1">CI</text:span><text:span text:style-name="T2">,HorTrab</text:span><text:span text:style-name="T3">)</text:span>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DMINISTRADOR (<text:span text:style-name="T1">CI</text:span><text:span text:style-name="T2">)</text:span>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USUARIO (<text:span text:style-name="T1">CI</text:span>, Contacto)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 table:number-columns-spanned="4" table:number-rows-spanned="1">
            <text:p>PAGO (<text:span text:style-name="T1">IDPago</text:span>,<text:span text:style-name="T4">Comprobante</text:span> ,Monto, TipoPago, FechaPago,PagoComp)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<text:span text:style-name="T5">VIVIENDA (</text:span><text:span text:style-name="T6">NumPuert</text:span><text:span text:style-name="T7">, Bloque)</text:span>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 table:number-columns-spanned="4" table:number-rows-spanned="1">
            <text:p><text:span text:style-name="T5">ASIGNA (</text:span><text:span text:style-name="T6">CI_Socio</text:span><text:span text:style-name="T7">, </text:span><text:span text:style-name="T6">CI_Admin</text:span><text:span text:style-name="T7">, </text:span><text:span text:style-name="T6">NumPuert</text:span><text:span text:style-name="T7">, Fecha)</text:span>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DMINISTRA (<text:span text:style-name="T1">CI_Admin</text:span>, <text:span text:style-name="T1">NumPuert</text:span>)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MENSUALIDAD (<text:span text:style-name="T1">IDPago</text:span>, <text:span text:style-name="T1">Ci_Socio, Comprobante</text:span>)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SEÑA (<text:span text:style-name="T1">IDPago</text:span>, <text:span text:style-name="T1">CI_Usuario</text:span><text:span text:style-name="T8">, </text:span><text:span text:style-name="T4">Comprobante</text:span>)</text:p>
          </table:table-cell>
          <table:covered-table-cell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48:41.1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6T09:03:05.932000000</meta:creation-date>
    <dc:date>2025-06-27T11:20:30.162000000</dc:date>
    <meta:editing-duration>PT2H2M35S</meta:editing-duration>
    <meta:editing-cycles>2</meta:editing-cycles>
    <meta:generator>LibreOffice/7.6.4.1$Windows_X86_64 LibreOffice_project/e19e193f88cd6c0525a17fb7a176ed8e6a3e2aa1</meta:generator>
    <meta:document-statistic meta:table-count="1" meta:cell-count="11" meta:object-count="0"/>
  </office:meta>
</office:document-meta>
</file>